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pository is organized and how to maintain this resource.</text:p>
      <text:h text:style-name="Heading_20_2" text:outline-level="2"><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Templating files used by github</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is repository.</text:p>
      <text:h text:style-name="Heading_20_3" text:outline-level="3"><text:bookmark-start text:name="locating-course-resources"/>Locating course resources<text:bookmark-end text:name="locating-course-resources"/></text:h>
      <text:p text:style-name="First_20_paragraph">The latest compiled version of all course resources is available on the <text:a xlink:type="simple" xlink:href="https://csci-1301.github.io/" office:name=""><text:span text:style-name="Definition">accompanying website</text:span></text:a>. This website includes the course textbook in all supported formats, links to labs, and all other available student resources.</text:p>
      <text:p text:style-name="Text_20_body">Earlier versions of course material can be found under <text:a xlink:type="simple" xlink:href="https://github.com/csci-1301/csci-1301.github.io/releases" office:name=""><text:span text:style-name="Definition">releases</text:span></text:a>.</text:p>
      <text:h text:style-name="Heading_20_2" text:outline-level="2"><text:bookmark-start text:name="editing-resources"/>Editing Resources<text:bookmark-end text:name="editing-resources"/></text:h>
      <text:h text:style-name="Heading_20_3" text:outline-level="3"><text:bookmark-start text:name="creating-new-lectures"/>Creating new lectures<text:bookmark-end text:name="creating-new-lectures"/></text:h>
      <text:p text:style-name="First_20_paragraph">When creating a new lecture, let’s call it <text:span text:style-name="NormalTok">lecture xyz</text:span>:</text:p>
      <text:list text:style-name="L1">
        <text:list-item>
          <text:p text:style-name="P1">first create a directory called <text:span text:style-name="NormalTok">lecture_xyz</text:span> under <text:span text:style-name="NormalTok">lectures</text:span> directory</text:p>
          <text:p text:style-name="P1">Following the existing pattern for naming convention which is lowercase and separation by underscores.</text:p>
        </text:list-item>
        <text:list-item>
          <text:p text:style-name="P1">under that directory, create an <text:span text:style-name="NormalTok">readme</text:span><text:span text:style-name="OperatorTok">.</text:span><text:span text:style-name="FunctionTok">md</text:span> (lowercase)</text:p>
          <text:p text:style-name="P1">Here we use filename readme as it works nicely with Github. The build system will look for files matching this pattern. Pandoc appears to use a case-insensitive match pattern, at least currently, but to be safe use lowercase convention when naming this file to <text:a xlink:type="simple" xlink:href="https://github.com/csci-1301/csci-1301.github.io/blob/d0cca5dfab111ed9148256992b63fbed9c05b880/Makefile#L14" office:name=""><text:span text:style-name="Definition">match the expected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3" text:outline-level="3"><text:bookmark-start text:name="creating-new-labs"/>Creating new labs<text:bookmark-end text:name="creating-new-labs"/></text:h>
      <text:list text:style-name="L2">
        <text:list-item>
          <text:p text:style-name="P2">☐ TODO</text:p>
        </text:list-item>
      </text:list>
      <text:h text:style-name="Heading_20_2" text:outline-level="2"><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label.</text:p>
      <text:h text:style-name="Heading_20_3" text:outline-level="3"><text:bookmark-start text:name="labelling-with-shortcodes"/>Labelling with shortcodes<text:bookmark-end text:name="labelling-with-shortcodes"/></text:h>
      <text:p text:style-name="First_20_paragraph">Use of emoji shortcodes to label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3" text:outline-level="3"><text:bookmark-start text:name="labelling-using-text-labels"/>Labelling using text labels<text:bookmark-end text:name="labelling-using-text-labels"/></text:h>
      <text:list text:style-name="L3">
        <text:list-item>
          <text:p text:style-name="P3">Each resource will be labelled with prerequisites.</text:p>
          <text:p text:style-name="P3">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3">Lecture notes and slides will be labelled by related labs, and vice versa</text:p>
          <text:p text:style-name="P3">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2" text:outline-level="2"><text:bookmark-start text:name="styling-and-templating"/>Styling and Templating<text:bookmark-end text:name="styling-and-templating"/></text:h>
      <text:p text:style-name="First_20_paragraph">Templating files are under <text:span text:style-name="NormalTok">templates</text:span> directory.</text:p>
      <text:h text:style-name="Heading_20_2" text:outline-level="2"><text:bookmark-start text:name="repository-maintenance"/>Repository Maintenance<text:bookmark-end text:name="repository-maintenance"/></text:h>
      <text:p text:style-name="First_20_paragraph">This repository uses following tools and technologies</text:p>
      <text:list text:style-name="L4">
        <text:list-item>
          <text:p text:style-name="P4">git - version control</text:p>
        </text:list-item>
        <text:list-item>
          <text:p text:style-name="P4">Github - to make source code available on the web</text:p>
        </text:list-item>
        <text:list-item>
          <text:p text:style-name="P4">markdown, LaTeX - for writing the resources</text:p>
        </text:list-item>
        <text:list-item>
          <text:p text:style-name="P4">pandoc - for converting documents to various formats</text:p>
        </text:list-item>
        <text:list-item>
          <text:p text:style-name="P4">make, bash - to specify how to build this resource</text:p>
        </text:list-item>
        <text:list-item>
          <text:p text:style-name="P4">travis-ci - to automatically build the resource</text:p>
        </text:list-item>
        <text:list-item>
          <text:p text:style-name="P4">github pages - to serve the accompanying website</text:p>
        </text:list-item>
        <text:list-item>
          <text:p text:style-name="P4">additional packages for specific tasks: texlive, Pygments, pandoc filters, etc.</text:p>
        </text:list-item>
      </text:list>
      <text:h text:style-name="Heading_20_3" text:outline-level="3"><text:bookmark-start text:name="building-the-resource-locally"/>Building the resource locally<text:bookmark-end text:name="building-the-resource-locally"/></text:h>
      <text:p text:style-name="First_20_paragraph">It is generally not necessary to build this resource locally unless you want to see what it will look like in advance or when making changes to the build system.</text:p>
      <text:p text:style-name="Text_20_body"><text:span text:style-name="T1">Install required dependencies</text:span></text:p>
      <text:p text:style-name="Text_20_body">To find the current list of dependencies needed to build this resource, refer to the <text:a xlink:type="simple" xlink:href="https://github.com/csci-1301/csci-1301.github.io/blob/main/.travis.y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5">
        <text:list-item>
          <text:p text:style-name="P5">pandoc</text:p>
        </text:list-item>
        <text:list-item>
          <text:p text:style-name="P5">LaTeX</text:p>
        </text:list-item>
        <text:list-item>
          <text:p text:style-name="P5">make</text:p>
        </text:list-item>
        <text:list-item>
          <text:p text:style-name="P5">python 3.+</text:p>
        </text:list-item>
        <text:list-item>
          <text:p text:style-name="P5">pandoc filters: Pygments, include-code</text:p>
        </text:list-item>
      </text:list>
      <text:p text:style-name="First_20_paragraph"><text:span text:style-name="T1">Running the build</text:span></text:p>
      <text:p text:style-name="Text_20_body">After installing all dependencies, from the repository root, run:</text:p>
      <text:p text:style-name="P6">make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
    <meta:initial-creator/>
    <dc:creator/>
    <meta:creation-date>2021-05-15T02:47:50Z</meta:creation-date>
    <dc:date>2021-05-15T02:47:50Z</dc:date>
    <meta:user-defined meta:name="default-code-class" meta:value-type="string">csharp</meta:user-defined>
  </office:meta>
</office:document-meta>
</file>